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810000005DA7ECDC03.eps" manifest:media-type=""/>
  <manifest:file-entry manifest:full-path="Pictures/20000002000001BF000000F2024F42A0.eps" manifest:media-type=""/>
  <manifest:file-entry manifest:full-path="Pictures/20000002000000F70000013759CC9F3F.eps" manifest:media-type=""/>
  <manifest:file-entry manifest:full-path="Pictures/20000002000002FA000001DE76677E59.eps" manifest:media-type=""/>
  <manifest:file-entry manifest:full-path="Pictures/2000000200000100000000ED776A5A27.eps" manifest:media-type=""/>
  <manifest:file-entry manifest:full-path="Pictures/20000002000001530000010491050BDD.eps" manifest:media-type=""/>
  <manifest:file-entry manifest:full-path="Pictures/20000002000001100000007797AE5B51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spberry Pi Workshop</text:p>
      <text:p text:style-name="Standard"/>
      <text:p text:style-name="Standard">NOV 2014</text:p>
      <text:p text:style-name="Standard"/>
      <text:p text:style-name="Standard">(C) Peter Rogers</text:p>
      <text:p text:style-name="Standard">Creative Commons License</text:p>
      <text:p text:style-name="Standard">Attribution-Non commercial</text:p>
      <text:p text:style-name="Standard"/>
      <text:p text:style-name="P2">About this workshop</text:p>
      <text:p text:style-name="Standard">-Summary</text:p>
      <text:p text:style-name="Standard">-This workshop will introduce you to the Raspberry Pi, an inexpensive single-board computer designed for educational and hobbyist use.</text:p>
      <text:p text:style-name="Standard">-The workshop is aimed at hobbyists, artists and makers who wish to incorporate the Pi into their projects.</text:p>
      <text:p text:style-name="Standard"/>
      <text:p text:style-name="Standard">What comes in the kit</text:p>
      <text:p text:style-name="Standard">-Raspberry Pi Model B+</text:p>
      <text:p text:style-name="Standard">-Micro USB cable</text:p>
      <text:p text:style-name="Standard">-Micro SD card preloaded with Linux</text:p>
      <text:p text:style-name="Standard">-Resistors</text:p>
      <text:p text:style-name="Standard">-Servo</text:p>
      <text:p text:style-name="Standard">-Ultra-sonic range finder</text:p>
      <text:p text:style-name="Standard">-Pi breakout / protection board</text:p>
      <text:p text:style-name="Standard">-Hall-effect transistor</text:p>
      <text:p text:style-name="Standard">-MOSFETs</text:p>
      <text:p text:style-name="Standard">-LEDs</text:p>
      <text:p text:style-name="Standard">-Thermistor</text:p>
      <text:p text:style-name="Standard">-Photoresistor</text:p>
      <text:p text:style-name="Standard"/>
      <text:p text:style-name="Standard"/>
      <text:p text:style-name="P5">Overview of the Raspberry Pi</text:p>
      <text:p text:style-name="Standard"/>
      <text:list xml:id="list1622519506" text:style-name="L1">
        <text:list-item>
          <text:p text:style-name="P6">Created by the Raspberry PI foundation, a registered charity in the UK.</text:p>
        </text:list-item>
        <text:list-item>
          <text:p text:style-name="P6">Designed as an educational tool for students, hackers, makers</text:p>
        </text:list-item>
        <text:list-item>
          <text:p text:style-name="P6">Similar to the Arduino in some respects, also much more capable (and lacking in other respects)</text:p>
        </text:list-item>
        <text:list-item>
          <text:p text:style-name="P6">Four versions to date (A, A+, B, B+) - all very similar</text:p>
        </text:list-item>
      </text:list>
      <text:p text:style-name="Standard"/>
      <text:p text:style-name="Standard">Hardware breakdown:</text:p>
      <text:p text:style-name="Standard"/>
      <text:list xml:id="list607327973" text:continue-numbering="true" text:style-name="L1">
        <text:list-item>
          <text:p text:style-name="P6">512 MB RAM</text:p>
        </text:list-item>
        <text:list-item>
          <text:p text:style-name="P6">Broadcom system on a chip</text:p>
        </text:list-item>
        <text:list-item>
          <text:p text:style-name="P6">ARM based processor (most desktops are Intel based)</text:p>
        </text:list-item>
        <text:list-item>
          <text:p text:style-name="P6">Broadcom system on a chip (SoC)</text:p>
        </text:list-item>
        <text:list-item>
          <text:p text:style-name="P6">Boots OS from SD card (hard drive)</text:p>
        </text:list-item>
        <text:list-item>
          <text:p text:style-name="P6">4x USB ports</text:p>
        </text:list-item>
        <text:list-item>
          <text:p text:style-name="P6">On-board Ethernet</text:p>
        </text:list-item>
        <text:list-item>
          <text:p text:style-name="P6">On-board audio jack (or audio is delivered via HDMI cable)</text:p>
        </text:list-item>
        <text:list-item>
          <text:p text:style-name="P6">USB connector for power (not data)</text:p>
        </text:list-item>
        <text:list-item>
          <text:p text:style-name="P6">Power light shows when power is connected (though the Pi may not necessarily be running)</text:p>
        </text:list-item>
        <text:list-item>
          <text:p text:style-name="P6">Hard disk activity light</text:p>
        </text:list-item>
        <text:list-item>
          <text:p text:style-name="P6">General Purpose IO header (digital input+output pins, much like Arduino) – 40 pins</text:p>
        </text:list-item>
        <text:list-item>
          <text:p text:style-name="P6">No analog input pins, only digital</text:p>
        </text:list-item>
        <text:list-item>
          <text:p text:style-name="P6">Linux installation – Debian (distribution) Wheezy (version)</text:p>
        </text:list-item>
      </text:list>
      <text:p text:style-name="Standard"/>
      <text:p text:style-name="Standard"/>
      <text:p text:style-name="P4">Warnings – Care and Feeding</text:p>
      <text:p text:style-name="Standard"/>
      <text:list xml:id="list1653389210" text:style-name="L2">
        <text:list-item>
          <text:p text:style-name="P7">The Pi can supply two voltages – 3.3v and 5v</text:p>
        </text:list-item>
        <text:list-item>
          <text:p text:style-name="P7">Don't feed 5v into the board, or bad things will happen</text:p>
        </text:list-item>
        <text:list-item>
          <text:p text:style-name="P7">Be careful of stray wires (disconnect from the PI first, then from your breadboard)</text:p>
        </text:list-item>
        <text:list-item>
          <text:p text:style-name="P7">Power down your PI properly before disconnecting the supply</text:p>
        </text:list-item>
        <text:list-item>
          <text:p text:style-name="P7">Be careful not to eject the SD when handling your Pi</text:p>
        </text:list-item>
        <text:list-item>
          <text:p text:style-name="P7">Avoid touching the Pi while it is powered</text:p>
        </text:list-item>
        <text:list-item>
          <text:p text:style-name="P7">Be careful plugging / unplugging USB devices when powered up. It's physically awkward when plugging them in. (lots of friction and slipping)</text:p>
        </text:list-item>
      </text:list>
      <text:p text:style-name="Standard"/>
      <text:p text:style-name="Standard"/>
      <text:p text:style-name="P4">Installation</text:p>
      <text:p text:style-name="Standard"/>
      <text:list xml:id="list385297840" text:style-name="L3">
        <text:list-item>
          <text:p text:style-name="P8">Your kit comes with Linux pre-installed, updated and useful packages installed. (batteries mostly included)</text:p>
        </text:list-item>
        <text:list-item>
          <text:p text:style-name="P8">Install images are available online, and they must be copied onto an SD card using a separate computer</text:p>
        </text:list-item>
        <text:list-item>
          <text:p text:style-name="P8">Installation is not covered here</text:p>
        </text:list-item>
        <text:list-item>
          <text:p text:style-name="P8">See <text:a xlink:type="simple" xlink:href="http://www.raspberrypi.org/downloads/">http://www.raspberrypi.org/downloads/</text:a> for disk images and instructions</text:p>
        </text:list-item>
      </text:list>
      <text:p text:style-name="Standard"/>
      <text:p text:style-name="Standard"/>
      <text:p text:style-name="P2">A brief tour of the Pi</text:p>
      <text:p text:style-name="Standard"/>
      <text:p text:style-name="Standard">-Booting</text:p>
      <text:p text:style-name="Standard">-Setup instructions (config utility)</text:p>
      <text:p text:style-name="Standard">-Starting X</text:p>
      <text:p text:style-name="Standard">-Some useful built-in features</text:p>
      <text:p text:style-name="Standard">-Playing video, music, web browser</text:p>
      <text:p text:style-name="Standard">-Intro to the command-line</text:p>
      <text:p text:style-name="Standard">-Running programs as root</text:p>
      <text:p text:style-name="Standard">-Brief mention of python</text:p>
      <text:p text:style-name="Standard">-Emphasis: the raspberry pi is a full computer, just smaller</text:p>
      <text:p text:style-name="Standard">-Connect to monitor / TV with HDMI</text:p>
      <text:p text:style-name="Standard">-Using an adapter connect with VGA or DVI (most computer displays)</text:p>
      <text:p text:style-name="Standard">-What if you don't have a spare monitor? Or a display with HDMI?</text:p>
      <text:p text:style-name="Standard"/>
      <text:p text:style-name="Standard"/>
      <text:p text:style-name="P2">Config utility</text:p>
      <text:p text:style-name="Standard"/>
      <text:p text:style-name="Standard">-raspi-config (starts after a fresh install, or run from command-line)</text:p>
      <text:p text:style-name="Standard">-Allows you to change some basic options </text:p>
      <text:p text:style-name="Standard">-Change the host name</text:p>
      <text:p text:style-name="Standard">-Enable/disable onboard peripherals</text:p>
      <text:p text:style-name="Standard">-Change audio output (through HDMI or the jack)</text:p>
      <text:p text:style-name="Standard"/>
      <text:p text:style-name="Standard"/>
      <text:p text:style-name="P4">Connecting to the Pi remotely</text:p>
      <text:p text:style-name="Standard"/>
      <text:p text:style-name="Standard">Advantages</text:p>
      <text:list xml:id="list266152777" text:style-name="L4">
        <text:list-item>
          <text:p text:style-name="P9">You don't need a spare monitor</text:p>
        </text:list-item>
        <text:list-item>
          <text:p text:style-name="P9">Very portable – can develop on the go with a Pi + laptop</text:p>
        </text:list-item>
        <text:list-item>
          <text:p text:style-name="P9">Run the Pi off your laptop supply, no need for extra power</text:p>
        </text:list-item>
        <text:list-item>
          <text:p text:style-name="P9">Connect to Pi wirelessly (useful if the Pi is buried in your project)</text:p>
        </text:list-item>
        <text:list-item>
          <text:p text:style-name="P9">Run GUI applications remotely using X</text:p>
        </text:list-item>
      </text:list>
      <text:p text:style-name="Standard"/>
      <text:p text:style-name="Standard">Disadvantages</text:p>
      <text:p text:style-name="Standard">-No fancy graphics</text:p>
      <text:p text:style-name="Standard"/>
      <text:p text:style-name="Standard">-Connect via ssh or putty</text:p>
      <text:p text:style-name="Standard"/>
      <text:p text:style-name="Standard">Shutting down the Pi remotely</text:p>
      <text:list xml:id="list1475272001" text:style-name="L5">
        <text:list-item>
          <text:p text:style-name="P10"><text:span text:style-name="T2">Run the command: </text:span><text:span text:style-name="T1">sudo shutdown -h now</text:span></text:p>
        </text:list-item>
        <text:list-item>
          <text:p text:style-name="P10"><text:span text:style-name="T2">The command sudo runs as root (super-user)</text:span></text:p>
        </text:list-item>
        <text:list-item>
          <text:p text:style-name="P10"><text:span text:style-name="T2">Shutdown is the utility for shutting down or rebooting, '-h' requests that the machine halts, and the time is 'now'</text:span></text:p>
        </text:list-item>
      </text:list>
      <text:p text:style-name="Standard"><text:span text:style-name="T2"/></text:p>
      <text:p text:style-name="Standard"/>
      <text:p text:style-name="Standard"/>
      <text:p text:style-name="P4">Finding your Pi on the network</text:p>
      <text:p text:style-name="Standard"/>
      <text:p text:style-name="Standard">-Run a discovery protocol on your PI (uses mDNS protocol)</text:p>
      <text:p text:style-name="Standard">-Linux: avahi-browse –all</text:p>
      <text:p text:style-name="Standard">-Windows: Install Bonjour</text:p>
      <text:p text:style-name="Standard">-MacOS: ?? (http://hints.macworld.com/article.php?story=20051026183044858)</text:p>
      <text:p text:style-name="Standard"/>
      <text:p text:style-name="Standard"/>
      <text:p text:style-name="P2">Introduction to GPIO and Python</text:p>
      <text:p text:style-name="Standard">-Blinking LED example</text:p>
      <text:p text:style-name="Standard">-Wiring to breadboard</text:p>
      <text:p text:style-name="Standard">-Resistor and LED in series</text:p>
      <text:p text:style-name="Standard">-Protection board</text:p>
      <text:p text:style-name="Standard">-Python code to drive led</text:p>
      <text:p text:style-name="Standard">-Blink faster, slower, change duty cycle</text:p>
      <text:p text:style-name="Standard"/>
      <text:p text:style-name="Standard"/>
      <text:p text:style-name="P2">Breadboards</text:p>
      <text:p text:style-name="Standard">-Fast prototyping (wire without soldering)</text:p>
      <text:p text:style-name="Standard">-Columns are common, top and bottom rows are common</text:p>
      <text:p text:style-name="Standard">-Jumper wire makes wiring test circuits very easy</text:p>
      <text:p text:style-name="Standard"/>
      <text:p text:style-name="Standard"><draw:frame draw:style-name="fr1" draw:name="graphics6" text:anchor-type="paragraph" svg:x="0.1417in" svg:y="0.3945in" svg:width="4.3283in" svg:height="1.8937in" draw:z-index="5"><draw:image xlink:href="Pictures/20000002000001100000007797AE5B51.eps" xlink:type="simple" xlink:show="embed" xlink:actuate="onLoad"/></draw:frame></text:p>
      <text:p text:style-name="P2">PI safety shield</text:p>
      <text:p text:style-name="Standard">-Protected IO pins prevent you feeding in too much voltage (somewhat)</text:p>
      <text:p text:style-name="Standard">-Also prevents you from drawing too much current from pins</text:p>
      <text:p text:style-name="Standard">-Current limiting resistor prevents too much current draw</text:p>
      <text:p text:style-name="Standard">-Zener diode (backwards) clamps input voltage to 3.3V</text:p>
      <text:p text:style-name="Standard"/>
      <text:p text:style-name="Standard"><draw:frame draw:style-name="fr2" draw:name="graphics7" text:anchor-type="paragraph" svg:width="4.7in" svg:height="2.948in" draw:z-index="6"><draw:image xlink:href="Pictures/20000002000002FA000001DE76677E59.eps" xlink:type="simple" xlink:show="embed" xlink:actuate="onLoad"/></draw:frame></text:p>
      <text:p text:style-name="P2">LED example</text:p>
      <text:p text:style-name="Standard">-Connect LED to PI output pin</text:p>
      <text:p text:style-name="Standard">-Be careful to pick the right resistor, or you will draw too much current and blow the LED / blow the PI</text:p>
      <text:p text:style-name="Standard">-RGB LED example</text:p>
      <text:p text:style-name="Standard"/>
      <text:p text:style-name="Standard"/>
      <text:p text:style-name="Standard"><draw:frame draw:style-name="fr1" draw:name="graphics1" text:anchor-type="paragraph" svg:x="0.4173in" svg:y="0in" svg:width="3.8193in" svg:height="0.922in" draw:z-index="0"><draw:image xlink:href="Pictures/20000002000001810000005DA7ECDC03.eps" xlink:type="simple" xlink:show="embed" xlink:actuate="onLoad"/></draw:frame></text:p>
      <text:p text:style-name="Standard"/>
      <text:p text:style-name="Standard"/>
      <text:p text:style-name="P2">Hall-effect transistor</text:p>
      <text:p text:style-name="Standard">-Switches in the presence of a magnetic field</text:p>
      <text:p text:style-name="Standard">-Useful for creating a switch that doesn't need physical contact</text:p>
      <text:p text:style-name="Standard">-Very close proximity sensor</text:p>
      <text:p text:style-name="Standard"/>
      <text:p text:style-name="Standard"><draw:frame draw:style-name="fr3" draw:name="graphics2" text:anchor-type="paragraph" svg:width="3.5929in" svg:height="2.7555in" draw:z-index="1"><draw:image xlink:href="Pictures/20000002000001530000010491050BDD.eps" xlink:type="simple" xlink:show="embed" xlink:actuate="onLoad"/></draw:frame></text:p>
      <text:p text:style-name="P2">Range-finder example</text:p>
      <text:p text:style-name="Standard">-Power with 5v (be careful!), returns a 5v signal</text:p>
      <text:p text:style-name="Standard">-Ultra-sonic sensor</text:p>
      <text:p text:style-name="Standard">-Send a pulse, time how long it takes to come back</text:p>
      <text:p text:style-name="Standard">-Estimate distance based on the speed of sound</text:p>
      <text:p text:style-name="Standard">-Not very accurate, has problems with some materials not reflecting sound (multiple reflections?)</text:p>
      <text:p text:style-name="Standard"/>
      <text:p text:style-name="Standard"/>
      <text:p text:style-name="Standard"><draw:frame draw:style-name="fr3" draw:name="graphics3" text:anchor-type="paragraph" svg:width="1.8929in" svg:height="2.3835in" draw:z-index="2"><draw:image xlink:href="Pictures/20000002000000F70000013759CC9F3F.eps" xlink:type="simple" xlink:show="embed" xlink:actuate="onLoad"/></draw:frame></text:p>
      <text:p text:style-name="P2">Servo example</text:p>
      <text:p text:style-name="Standard">-PWM signal determines angle of rotation</text:p>
      <text:p text:style-name="Standard">-Motor has feedback so it “knows” where it is in the rotation</text:p>
      <text:p text:style-name="Standard">-Use servos to create robots, interactive pieces with moving parts</text:p>
      <text:p text:style-name="Standard"/>
      <text:p text:style-name="Standard"><draw:frame draw:style-name="fr4" draw:name="graphics4" text:anchor-type="paragraph" svg:width="2.3063in" svg:height="2.1346in" draw:z-index="3"><draw:image xlink:href="Pictures/2000000200000100000000ED776A5A27.eps" xlink:type="simple" xlink:show="embed" xlink:actuate="onLoad"/></draw:frame></text:p>
      <text:p text:style-name="P2">MOSFET example</text:p>
      <text:p text:style-name="Standard">-Driving an LED, multiple LEDs</text:p>
      <text:p text:style-name="Standard">-You need to be very careful when handling MOSFETs, they are very sensitive to ESD (electro-static discharge)</text:p>
      <text:p text:style-name="Standard">-Mishandling them can damange or destroy them very quickly</text:p>
      <text:p text:style-name="Standard">-We use a zener diode to protect them from accidental ESD (same component on the protection board)</text:p>
      <text:p text:style-name="Standard"/>
      <text:p text:style-name="Standard"/>
      <text:p text:style-name="Standard"><draw:frame draw:style-name="fr3" draw:name="graphics5" text:anchor-type="paragraph" svg:width="3.8425in" svg:height="2.0799in" draw:z-index="4"><draw:image xlink:href="Pictures/20000002000001BF000000F2024F42A0.eps" xlink:type="simple" xlink:show="embed" xlink:actuate="onLoad"/></draw:frame></text:p>
      <text:p text:style-name="P2">Using the onboard ATTINY for extra functionality</text:p>
      <text:p text:style-name="Standard">-Analog to digital converter</text:p>
      <text:p text:style-name="Standard"/>
      <text:p text:style-name="Standard"/>
      <text:p text:style-name="P2">Photo resistor example</text:p>
      <text:p text:style-name="Standard">-Measure light levels</text:p>
      <text:p text:style-name="Standard">-Drive LED based on light levels</text:p>
      <text:p text:style-name="Standard"/>
      <text:p text:style-name="Standard"/>
      <text:p text:style-name="P2">Thermistor</text:p>
      <text:p text:style-name="Standard">-Resistor that changes resistance based on temperature (similar to a photo resistor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5.5in" fo:page-height="8.5in" style:num-format="1" style:print-orientation="portrait" fo:margin="0.4in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aspberry Pi Workshop | Peter Rogers (C) 2014<text:tab/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4-11-09T09:59:09</meta:creation-date>
    <dc:date>2014-11-15T00:57:29</dc:date>
    <dc:creator>peter </dc:creator>
    <meta:editing-duration>PT14H20M15S</meta:editing-duration>
    <meta:editing-cycles>149</meta:editing-cycles>
    <meta:generator>LibreOffice/3.5$Linux_x86 LibreOffice_project/350m1$Build-2</meta:generator>
    <meta:document-statistic meta:table-count="0" meta:image-count="7" meta:object-count="0" meta:page-count="20" meta:paragraph-count="140" meta:word-count="945" meta:character-count="5737" meta:non-whitespace-character-count="4945"/>
  </office:meta>
</office:document-meta>
</file>